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Bold" style:font-pitch="variable"/>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Extra Bold" fo:font-size="24pt" officeooo:rsid="00075e6c" officeooo:paragraph-rsid="00075e6c" style:font-size-asian="21pt" style:font-size-complex="24pt"/>
    </style:style>
    <style:style style:name="P2" style:family="paragraph" style:parent-style-name="Standard">
      <style:paragraph-properties fo:text-align="start" style:justify-single-word="false"/>
      <style:text-properties style:font-name="Cantarell Extra Bold" fo:font-size="18pt" fo:font-weight="normal" officeooo:rsid="00075e6c" officeooo:paragraph-rsid="00075e6c"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Cantarell" fo:font-size="14pt" fo:font-weight="normal" officeooo:rsid="00075e6c" officeooo:paragraph-rsid="00075e6c"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antarell" fo:font-size="14pt" fo:font-weight="normal" officeooo:rsid="00099030" officeooo:paragraph-rsid="00099030" style:font-size-asian="12.25pt" style:font-weight-asian="normal" style:font-size-complex="14pt" style:font-weight-complex="normal"/>
    </style:style>
    <style:style style:name="T1" style:family="text">
      <style:text-properties officeooo:rsid="00099030"/>
    </style:style>
    <style:style style:name="T2" style:family="text">
      <style:text-properties officeooo:rsid="0009a7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olar System – Diagne Ben</text:p>
      <text:p text:style-name="P1"/>
      <text:p text:style-name="P2">Difficultés rencontrés :</text:p>
      <text:p text:style-name="P2"/>
      <text:p text:style-name="P4">Un soucis en commun avec la plupart des soucis que j’ai eu était le fait que j’ai basé mon projet sur les travaux effectués en TP. Il me fallait pas mal de temps pour adapter la base au contexte du projet <text:span text:style-name="T2">et une reconstruction fût nécessaire</text:span>.</text:p>
      <text:p text:style-name="P3"/>
      <text:p text:style-name="P3">- Retranscrire les vraies unités scientifiques dans le projet. Puisque je me suis basé sur les TPS et qu’il n’y avait pas d’unité de distance propre, être fidèle aux vraies données du système solaire fût difficile pour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Bold" style:font-pitch="variable"/>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3T05:07:30.537022212</meta:creation-date>
    <meta:generator>LibreOffice/6.1.5.2$Linux_X86_64 LibreOffice_project/10$Build-2</meta:generator>
    <dc:date>2024-01-03T05:15:52.503380690</dc:date>
    <meta:editing-duration>PT8M25S</meta:editing-duration>
    <meta:editing-cycles>3</meta:editing-cycles>
    <meta:document-statistic meta:table-count="0" meta:image-count="0" meta:object-count="0" meta:page-count="1" meta:paragraph-count="4" meta:word-count="92" meta:character-count="522" meta:non-whitespace-character-count="433"/>
  </office:meta>
</office:document-meta>
</file>